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ext-properties fo:color="#1c1c1c"/>
    </style:style>
    <style:style style:name="ce20" style:family="table-cell" style:parent-style-name="Default">
      <style:text-properties fo:color="#00a933"/>
    </style:style>
    <style:style style:name="ce22" style:family="table-cell" style:parent-style-name="Default">
      <style:text-properties fo:color="#ff0000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rrite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SMD Ferrite Bead or Inductance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Requiremen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I_max</text:p>
          </table:table-cell>
          <table:table-cell office:value-type="string" calcext:value-type="string">
            <text:p>&gt;= 1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sat</text:p>
          </table:table-cell>
          <table:table-cell office:value-type="string" calcext:value-type="string">
            <text:p>&gt;= 3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_DC</text:p>
          </table:table-cell>
          <table:table-cell office:value-type="string" calcext:value-type="string">
            <text:p>&lt;= 15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Pack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M18SG330SN1D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LP07A7M1R5DTAS</text:p>
          </table:table-cell>
          <table:table-cell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Reference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https://www.digikey.de/en/products/filter/fixed-inductors/71?s=N4IgjCBcpgTGBOKoDGUBmBDANgZwKYA0IA9lANoiwAMYArAgCwjFgDs1bAbGy%2BBwA5EfdmAEDmrNmER0R02Aljz2AZkn8x9ebAEJVOumMNcN7WKaRTVCU-PUII1rquXW2i%2B%2BN5TGtp-yMdAJc8owuAeyMbGwGUlycZmx0LtTywXDpEm78HlxyUtJ%2B8h6wOewedEkCFgW5tnXsNWXyCNR0jQLU1LA%2B-AhCfWXSSnw0dOoCY%2B1gqkPtiho0CR3TKQlrAhPTXF1L1PmrxMscASdB02yMxcecsMGX1zk0NapTt11G00KO00ocYzAtBkf1iaVuAyOVCBu2eQMYs0B1GidXg7WocWhs12gJkNyxiiG0Q4oWOigQo2OqmB4Ko1LAjExsGpXXedNmMTGqjgLSpiHaXOZYFJdLRqNciCWrkUbOZuh4gt2TNU6gVVJVXGe6loWreAKp13YXL8vKoXE1XDORgOViodGoSlR9oGz2tDrGRiMSyMZSdszoQzoNHCHsQtg9sGJEbetvuik1EbYFI9qk1TtTxmOVVo6cc3qeTuijFpuk41Flu0YAiGu2tY124hLDei9f%2BFba22OXH8Z27fhrFK6Yw4xdl0gxIt6Doux2krlR0g8Y-oCdn4yZ%2Bg8Sxqlu3imZYwErkZh%2B5aqoR7EQyPztPR9jEkYFkP11oL6uJYkltRX4exy2PSTlsU6HkYHh8NSVbJscthlmMthnvBhxLA0yJIV0G4jqiCCxPA8HcPk%2BGONhMQ4fh4jYYMzwDBisYDMWGhbgifCmJeLH2tc7GRn0%2BQIgEhxbOxQi0uaDIiuaqhfMQ5pBra5qnHwSYhH0yS9AEyThCpKQgsQyTJCKenUopDBVIplrhrpLjgcQRhiC4ZkJCpvEGfk1kgNwAZOR4fQhDufBCKmORCEGtJCN2QViJxxA1MidQ-CE-nMhZIA7hs0WlraSgcv5X5BdW57iOIIp6AcoVKIR0UIPatK2SEGh6I5-lVRVIC2KJfD6JwIr6PAdT6CqGj9ZkxD6Nc3WSXoHVzMkU2ON1xbPqwPS2R1rJ9YMtIujUq1vINIRviNbQHa1jjqB1ShPiIXVVldT5VbdxaRLFprwpamLwskcltOaIpAtaZgLEaS0TIirBwMKT39baQJVZm4AOsE0MOnpV0UpJIhAkCfQyLQ0HgECiiRPQ4hmLM8YYyqvxg5JZHU2CFN%2BWDTCg-j3aUvji7lOYAYY7El0ALrEAADgALlAIAAMoiwATgAlgAdgA5iAAC%2BHy8NAICi%2BLACq8uyyLADy6AALL4JguAAK7S-gfCW%2BLACtAASfAALYK%2BLYAAHSYq7mAAB6e2kasgAAtMomtoJAMuW0QpAUCAfUgPzIeh0gkdQDHcdkJAlAQCnIcR5QCsACaWygIskNLyfScgICyyX4uh5jfDa5AIB8CLACeQu2%2B3FtoMQACO3fi6rKtA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20"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9"/>
          <table:table-cell table:style-name="ce17" table:number-columns-repeated="1015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 table:number-rows-repeated="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17" table:number-columns-repeated="1017"/>
        </table:table-row>
      </table:table>
      <table:table table:name="cost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8"/>
          <table:table-cell/>
          <table:table-cell table:style-name="ce18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8:12:56.546000000</meta:creation-date>
    <dc:date>2022-09-22T11:26:39.076152669</dc:date>
    <meta:editing-duration>PT4H2M32S</meta:editing-duration>
    <meta:editing-cycles>54</meta:editing-cycles>
    <meta:generator>LibreOffice/6.4.7.2$Linux_X86_64 LibreOffice_project/40$Build-2</meta:generator>
    <meta:document-statistic meta:table-count="2" meta:cell-count="26" meta:object-count="0"/>
  </office:meta>
</office:document-meta>
</file>